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ucida Sans1" svg:font-family="'Lucida Sans'" style:font-family-generic="swiss"/>
    <style:font-face style:name="Bookman Old Style" svg:font-family="'Bookman Old Style'" style:font-family-generic="roma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8e11d"/>
    </style:style>
    <style:style style:name="P2" style:family="paragraph" style:parent-style-name="Text_20_body">
      <style:text-properties officeooo:paragraph-rsid="00191427"/>
    </style:style>
    <style:style style:name="P3" style:family="paragraph" style:parent-style-name="Text_20_body">
      <style:text-properties officeooo:paragraph-rsid="001a7d3b"/>
    </style:style>
    <style:style style:name="P4" style:family="paragraph" style:parent-style-name="Text_20_body">
      <style:text-properties officeooo:paragraph-rsid="001c4c00"/>
    </style:style>
    <style:style style:name="P5" style:family="paragraph" style:parent-style-name="Text_20_body">
      <style:text-properties officeooo:paragraph-rsid="001c7f1c"/>
    </style:style>
    <style:style style:name="P6" style:family="paragraph" style:parent-style-name="Heading_20_1" style:master-page-name="Standard">
      <style:paragraph-properties style:page-number="auto"/>
    </style:style>
    <style:style style:name="P7" style:family="paragraph" style:parent-style-name="Heading_20_2">
      <style:text-properties officeooo:paragraph-rsid="001c7f1c"/>
    </style:style>
    <style:style style:name="T1" style:family="text">
      <style:text-properties officeooo:rsid="0018e11d"/>
    </style:style>
    <style:style style:name="T2" style:family="text">
      <style:text-properties officeooo:rsid="00191427"/>
    </style:style>
    <style:style style:name="T3" style:family="text">
      <style:text-properties officeooo:rsid="001a7d3b"/>
    </style:style>
    <style:style style:name="T4" style:family="text">
      <style:text-properties officeooo:rsid="001c4c00"/>
    </style:style>
    <style:style style:name="T5" style:family="text">
      <style:text-properties officeooo:rsid="001c7f1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h text:style-name="P6" text:outline-level="1">Chapter 13</text:h>
        <text:h text:style-name="P7" text:outline-level="2">Kit’s Surprise</text:h>
        <text:p text:style-name="Standard"><text:tab/>Kit opens the door at the bottom of the stairs and sees lots of people. She quickly turns around thinking she’s interrupting something but is blocked my Mike who says, “Come on, Kit” Kit now nervous turns <text:span text:style-name="T3">back </text:span>around. As she walks threw the door she hears Misty’s voice say, “OK guys lets get this party started”, <text:span text:style-name="T3">over a speaker.</text:span> A loud electronic beat fills the room. Kit is nervous and starts shaking. A bar tender is at the bar entertaining people. She is surprised it’s not Angie. <text:span text:style-name="T3">S</text:span>ince that’s her favorite part of <text:span text:style-name="T3">working.</text:span> <text:span text:style-name="T3">T</text:span>hen she sees Angie walk out in a pants suit with an ear piece in her ear talking. <text:span text:style-name="T3">Angie,</text:span> smiles when she sees, Kit. <text:span text:style-name="T3">Angie</text:span> then holds a button on the receiver on her hip. Then Kit hears, “Everyone quiet please”, over the intercom.</text:p>
        <text:p text:style-name="Standard"/>
        <text:p text:style-name="P3"><text:tab/>Angie walks up to Kit, pulling out a ring case. Kit is confused what’s going on. </text:p>
        <text:p text:style-name="P3"><text:tab/><text:span text:style-name="T3">Angie</text:span> then says, <text:span text:style-name="T1">“Kit. We first met back in kindergarten. A bigger girl was picking on you. I shoved her into some blocks causing her to run crying to the teacher. Then some years later you came to me crying. Your fur messed up and your dress torn. You ran into my arms and cried, ’Bill tried to rape me’ I knew right then but I didn’t want to admit it that I wanted to be with yours forever.”</text:span> Kit is very nervous, she doesn’t know what to think so she just stands there.</text:p>
        <text:p text:style-name="Text_20_body"><text:tab/>Angie takes a <text:span text:style-name="T1">deep</text:span> breath and gets down on a knee. Kit gasps and covers her mouth. Angie looks up and says, <text:span text:style-name="T1">“Christina Dawn Mathews”</text:span>, she pauses looking up at her, <text:span text:style-name="T1">“Will you marry me?”</text:span> Kit is struck and speechless. She loves Angie a lot and wants to be with her always but she can’t answer. She just gets pictures of <text:span text:style-name="T1">Julianne</text:span> walking in with a gun pointed to her. She then sees another of her and <text:span text:style-name="T1">Julianne</text:span> naked in bed with each other. She then remembers Angie telling her, <text:span text:style-name="T1">“She’s going back out with Julianne”</text:span> A tear runs down Kit’s cheek mostly out of humiliation from being put in the spotlight.</text:p>
        <text:p text:style-name="P4"><text:tab/>She then says, <text:span text:style-name="T4">very angerly</text:span>, <text:span text:style-name="T1">“I can’t believe you would ask me this”</text:span> Angie blinks shocked. <text:span text:style-name="T4">S</text:span>o does everyone else. Kit continues, <text:span text:style-name="T1">“You cheated on me. You broke up with me just to go out with your cheating ex. Then that ex tried to kill me two times”</text:span> Kit cries a little. <text:span text:style-name="T1">“Now you put on this big show to make me think you’ve changed. Your still the same self centered bitch you where then”</text:span> Angie still on her knee says, <text:span text:style-name="T1">“Kit I did all this for you”</text:span> Kit is getting mad and now with a wet face says, <text:span text:style-name="T1">“No you did this for you. You just wanted a chance to show off your money, and the fact you own a bar. Hell you used your own workers”</text:span> Angie shrugs and says,” I’m already paying them” Kit now mad says, “Shut up, Angie! If you knew me and wanted to do this for me. You’d taken me to that fancy restraint and slid the ring on my finger, and proposed to me there. But no you had to show off. You had to do a big presentation” </text:p>
        <text:p text:style-name="P4"><text:tab/>She’s now shaking mad. She looks at Spec and says, “Come on Spec and Cindy” She takes <text:span text:style-name="T4">Spec’s</text:span> hand and says, “Lets go upstairs” Angie stands up baffled and says,“What are you doing?” Kit smirks saying, “You try to fuck him”, pauses, “I am fucking him” She <text:soft-page-break/>then pulls him upstairs.</text:p>
        <text:p text:style-name="P1"><text:tab/>Angie looks around after she leaves and says, “I guess the party’s over. Sorry guys” She feels <text:span text:style-name="T1">an empty</text:span> feeling and goes up stairs. The guest are speechless.</text:p>
        <text:p text:style-name="P4"><text:tab/>As <text:span text:style-name="T4">Angie</text:span> passes Kit’s room she hears the bed squeaking and hears her moaning. Angie frowns and shakes her head going into her room. Only to see Jessy laying on her bed watching a video on her phone. Angie says, <text:span text:style-name="T1">“Hey Jes”</text:span> Jessy rolls her eyes and says, <text:span text:style-name="T1">“The party’s over early”</text:span> Angie shakes her head and says, “I ain’t talking about it” Jessy shrugs and says, “She said no huh?” Angie frowns and says, “Better get ready Beth and Vicky are probably about ready to go” Jessy laughs and says, <text:span text:style-name="T1">“Congratulations bitch. Mom and dad said I’m in your custody that I’m”</text:span>, in a baby voice,<text:span text:style-name="T1"> “A</text:span> kid still”, <text:span text:style-name="T4">rolling her eyes.</text:span> Angie frowns and says, <text:span text:style-name="T1">“I take your home coming didn’t go good”</text:span> She shrugs and says,<text:span text:style-name="T1"> “</text:span>For you” Angie confused and still baffled about what happened. She can also hear Kit getting louder. </text:p>
        <text:p text:style-name="P4"><text:tab/>Jessy sees her looking toward her, and says, <text:span text:style-name="T1">“Yeah told you she’s a bit of a screamer”</text:span> Angie replies, <text:span text:style-name="T1">“I think this is the first time I actually feel bad. I just want to go in there and kick the door down and”</text:span> Jessy laughs and says, <text:span text:style-name="T1">“Oh so your jealous”</text:span></text:p>
        <text:p text:style-name="P1"><text:tab/>Angie don’t reply but when she hears Kit moan, <text:span text:style-name="T1">“Oh Cindy suck my tit harder”</text:span> She stands up ready to go. But Jessy says, <text:span text:style-name="T1">“You know they’re probably in there acting”</text:span> Angie snarls and says, <text:span text:style-name="T1">“How do you know that?”</text:span> Jessy says, <text:span text:style-name="T1">“First Spec ain’t moaning. Second the bed ain’t hitting the wall so that means Kit must be fucking him. But that would also mean when she talks that her words would be more spaced out. She can talk pretty easy right now”</text:span> Angie frowns and says, <text:span text:style-name="T1">“How would you know all this?”</text:span> Jessy lays back and says, <text:span text:style-name="T1">“Angie remember your my sister, and sometimes you would forget I was in the room. Well usually didn’t know I was in there. When you would fuck a guy. And when I say sometimes I mean ninety percent of the time. So I could of left the room, continued to play with my dolls in your closet or watch and learn. I chose the second”</text:span></text:p>
        <text:p text:style-name="P1"><text:tab/>Angie just says, <text:span text:style-name="T1">“Wait you where in my closet?”</text:span> Jessy shrugs and replies, <text:span text:style-name="T1">“Yeah I played with my dolls in there all the time. Except for when you left then it wasn’t fun anymore so I found other things to do”</text:span> Angie groans and starts to say something <text:span text:style-name="T5">to Jessy. B</text:span>ut Kit’s orgasm is picking up. She can’t take it anymore and storms out of the room.</text:p>
        <text:p text:style-name="P5"><text:tab/>She walks into Kit’s room mad only to see Kit frowning on the bed. <text:span text:style-name="T1">Alone</text:span>. </text:p>
        <text:p text:style-name="P5"><text:tab/>Angie checks <text:span text:style-name="T5">Kit’s</text:span> closet and says, <text:span text:style-name="T1">“Where they go?”</text:span> Kit replies, <text:span text:style-name="T1">“Out the front door, and by the way I’m mad at you”</text:span> Angie nods looking around not believing she was fooled by what she now realizes was a trap. She never heard anyone else talking or moaning plus all the things Jessy said.</text:p>
        <text:p text:style-name="P2"><text:tab/>Angie sighs in defeat and says, <text:span text:style-name="T1">“Sorry Kit”</text:span> Kit with a mad look and her arms crossed don’t say anything. Angie waits a second then says, <text:span text:style-name="T1">“How did you know I would follow?”</text:span> Kit shrugs with her arms cross. Angie not liking this finally says, <text:span text:style-name="T1">“Well can you at least answer me?”</text:span> Again Kit shrugs her arms still crossed. Angie takes a final deep breath <text:soft-page-break/>and leaves. After the door closes K<text:span text:style-name="T2">it t</text:span>akes her tail and curls up in a ball holding it. Something she’s done since she was a pup and torn on something.</text:p>
        <text:h text:style-name="Heading_20_2" text:outline-level="2">Sleep Journal</text:h>
        <text:p text:style-name="Standard"><text:tab/>Beth finishes putting her clothes up, and says,” So Vicky are you ready to get back to work tomorrow?” Vicky is doing the same and replies,” Not really can I have it off? Since your the boss” Beth frowns and says¡” Just because your living with and screwing the boss don’t mean you get special treatment” Vicky flops down on the bed and says, <text:span text:style-name="T2">“Besides screwing her, living with her, and taking her to see my family”</text:span> Beth sits down beside her. Vicky moves to her side and says, <text:span text:style-name="T2">“So how did you like my family?”</text:span> Beth rest against the headboard and says, <text:span text:style-name="T2">“Yeah it was great. Now when are you going to meet mine?”</text:span> Vicky laughs and says, <text:span text:style-name="T2">“I thought cats never talked about their families”</text:span> Beth groans and replies, <text:span text:style-name="T2">“No I call my mom every day. She’s looking forward to seeing you”</text:span> Vicky groans and says, <text:span text:style-name="T2">“Well it’s only fair”</text:span> She knows there’s no way out of it. Beth is just going to keep asking.</text:p>
        <text:p text:style-name="Standard"><text:tab/>Vicky sighs in defeat saying,” When do I do it?” Beth smiles waiting on this and says,” Actually Since Jessy is spending the night at Kit and Angie’s”” She giggles and says, <text:span text:style-name="T2">“One of this days. We’ll be saying that about our own little girl”</text:span> Vicky blinks shocked at the comment and says, <text:span text:style-name="T2">“O.... k.... So who’s going to get pregnant, and how do you know it’ll be a girl?”</text:span> Beth kisses her and says, <text:span text:style-name="T2">“Well first nether of us our men so we’ll have to adopt. But thinking of it we could go get sperm donors and both get pregnant at the same time. Can you imagine giving birth at the same time?”</text:span> Vicky frowns and says, <text:span text:style-name="T2">“Um Beth your a doctor you know the odds of us giving birth at the same time are slim to none”</text:span> Beth rolls her eyes and says, <text:span text:style-name="T2">“Well since we’ll both go when we happen to be ovulating at the same time. We’ll get pregnant within days apart of each other if not the same time. So when one of us goes into labor the other should be far enough to have labor inseminated”</text:span> Vicky blinks shocked and says, <text:span text:style-name="T2">“You’ve put a lot of thought into this.”</text:span> She smiles and says, <text:span text:style-name="T2">“Vicky I lived in this house completely alone for years. I could bring people from work home every night and probably get an STD or dream. I even kept journals of them”</text:span></text:p>
        <text:p text:style-name="Standard"><text:tab/>Vicky sits up shaking her head saying,<text:span text:style-name="T2">“Only a shrink would do that. I bet you even keep a sleep diary”</text:span> Beth opens up her bedside table's drawer and pulls out a diary. On the front it says, 'Sleep journal' below is has the date started a hyphen and blank beside that.</text:p>
        <text:p text:style-name="Standard"><text:tab/>Beth smiles and says,” In case you didn’t notice I put one on your side to. Beside your” She leans in and whispers,” Dildo” Vicky looks at her weird and says,” Beth, you don’t have to whisper” Beth shrugs and says, <text:span text:style-name="T2">“Best to get use to it. For when we have a little one around”</text:span> Vicky smiles and says, <text:span text:style-name="T2">“I never knew you wanted to be a mom this bad”</text:span> Beth smiles and says, <text:span text:style-name="T2">“I told you the other day”</text:span> Vicky kisses her. As she’s backing up she sees a glass hidden behind the lamp on Beth’s’ table. She then remembers her going over that <text:span text:style-name="T3">direction</text:span> when she thin<text:span text:style-name="T3">k</text:span>s <text:span text:style-name="T3">Vicky </text:span>ain’t looking.</text:p>
        <text:p text:style-name="Standard"><text:tab/>Vicky points and says,” Why are you hiding your cup?” Beth shrugs and says,” It’s just a night cap. You know to help me get to sleep” Vicky decides to not make anything of it and rolls on her back and says, “Man I’m tired” Beth smiles and says, <text:span text:style-name="T2">“It’s not even dark yet”</text:span> Vicky sits up and says, <text:span text:style-name="T2">“Why are you having a night cap then?”</text:span> Beth shrugs and says, <text:span text:style-name="T2">“It’s to help me relax”</text:span> Vicky frowns and says, <text:span text:style-name="T2">“Beth, I notice you do have a glass of whiskey, rum or something a lot”</text:span> Beth gets up and says, <text:span text:style-name="T2">“I’m getting a shower. Nothing like a shower to relax after a long drive”</text:span> Vicky decides to not force the issue and says, <text:span text:style-name="T2">“Want me to get one with you?”</text:span> Beth shrugs and says, <text:span text:style-name="T2">“I’m just getting in and out”</text:span> Vicky frowns and decides to go to the kitchen to get a drink of water.</text:p>
        <text:p text:style-name="Standard"><text:tab/>Vicky smiles and looks around and says, <text:span text:style-name="T2">“Now where does she keep her glasses”, Beth usually gets her stuff when she’s thirsty.</text:span> </text:p>
        <text:p text:style-name="Standard"><text:soft-page-break/><text:tab/>The kitchen is pretty good size with a door to the back yard to the right of it an island with a prep station and a range with a hood. <text:span text:style-name="T2">Then</text:span> against the wall is a large window with a sink in front of it with a stove beside that. The counter tops look like a dark Grey marble with what slate floors. Both of which are kept at a bright shine. <text:span text:style-name="T3">The</text:span> area between the island and cabinets is enough for two people but in front of the island is a large space before you get to her large refrigerator with side by side doors. </text:p>
        <text:p text:style-name="Standard"><text:tab/>Beside that is a large cabinet. Out of curiosity she opens the door of the cabinet and sees it full of about twenty liquor bottles. She opens the bottom drawers up and sees more. She then goes to the cabinets and sees more. She blinks and says, “I think Beth’s an alcoholic” She gets her water and goes back to the bedroom right when Beth is walking out.</text:p>
        <text:p text:style-name="Standard"><text:tab/><text:span text:style-name="T3">Beth has</text:span> a towel wrapped around her and one around her head. Vicky also notices her staggering a bit. Finally V<text:span text:style-name="T3">i</text:span>cky takes a deep breath, and says, <text:span text:style-name="T2">“Beth. Remember when you told me you started drinking a lot, after the accident at your old office?”</text:span> Beth nods. Vicky then takes a deep breath and says, “Did you ever stop?” </text:p>
        <text:p text:style-name="Standard"><text:tab/>Beth sighs and says, <text:span text:style-name="T2">“I see your not going to let this go”</text:span> Vicky gives her a pity smile and says, <text:span text:style-name="T2">“I found your stock pile while looking for a cup to get some water”</text:span> Beth sits down and says, <text:span text:style-name="T2">“I can’t stop. I’ve gotten it under control, though. I drink small amounts”</text:span> Vicky knows pushing her to hard won’t do anything, but she says, <text:span text:style-name="T2">“Beth I counted thirty bottles of liquor. That’s not a little bit”</text:span></text:p>
        <text:p text:style-name="Standard">Beth is wanting to leave but says, <text:span text:style-name="T2">“I’ve tried to quit. I know this isn’t going to end good for me. I’ve tried, AA, even seeing a shrink”</text:span> Vicky trying to lighten the mood says, <text:span text:style-name="T2">“Beth looking in the mirror and talking to yourself ain’t seeing a shrink”</text:span> Beth frowns and says, <text:span text:style-name="T2">“It is if that person has a PHD in psychology. But I went and saw a pro”</text:span> Vicky nods and says, <text:span text:style-name="T2">“Can I help you?”</text:span> Beth sits down and says, <text:span text:style-name="T2">“Please Vicky don’t give me an ultimatum”</text:span> Vicky puts her arm around her and says, <text:span text:style-name="T2">“Never. I wouldn’t put that kind of pressure on you”</text:span> Beth smiles and says, <text:span text:style-name="T2">“Thanks. But what kind of help do you think you can give me?”</text:span> Vicky shrugs and says, <text:span text:style-name="T2">“Maybe start AA again and this time I go with you”</text:span> Beth smiles and says, <text:span text:style-name="T2">“AA is for addicts and trust me you hear some sad stories”</text:span> Vicky shrugs and says, <text:span text:style-name="T2">“I know it’s for addicts but isn’t it true everyone is addicted to something?”</text:span> </text:p>
        <text:p text:style-name="Standard"><text:tab/>Beth sighs and says, <text:span text:style-name="T2">“Yeah. But does your addiction interfere with your every day life?”</text:span> Vicky frowns and says, <text:span text:style-name="T1">“No. It’s just a caffeine addiction. But if I don’t get my morning coffee I do get really bitchy”</text:span> Beth laughs and says, <text:span text:style-name="T2">“Vicky thanks for the offer. But this is why I relate with the drunks at work so good. I’m in their place. So hearing myself make excuses hurts but really. I’m cutting down. I’m down to a few glasses in the afternoon”</text:span>. Vicky shakes her head and says, <text:span text:style-name="T1">“And a few at work”</text:span> Beth replies, knowing what she’s saying, <text:span text:style-name="T1">“Well in my deference we do work in the afternoon”</text:span> Vicky hugs her and says, <text:span text:style-name="T1">“As long as you can keep cutting down, and please don’t hide it from me”</text:span> Beth nods and says, <text:span text:style-name="T1">“O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ucida Sans1" svg:font-family="'Lucida Sans'" style:font-family-generic="swiss"/>
    <style:font-face style:name="Bookman Old Style" svg:font-family="'Bookman Old Style'" style:font-family-generic="roma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417in" fo:margin-bottom="0.1945in" fo:margin-left="1.1945in" fo:margin-right="1.194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0417in" fo:margin-bottom="0.1945in" fo:margin-left="1.1945in" fo:margin-right="1.1945in" style:writing-mode="lr-tb" style:layout-grid-color="#c0c0c0" style:layout-grid-lines="248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2T03:30:00</meta:creation-date>
    <dc:date>2017-06-05T02:54:32.711000000</dc:date>
    <meta:editing-duration>PT16M47S</meta:editing-duration>
    <meta:editing-cycles>5</meta:editing-cycles>
    <meta:generator>LibreOffice/5.3.0.3$Windows_X86_64 LibreOffice_project/7074905676c47b82bbcfbea1aeefc84afe1c50e1</meta:generator>
    <meta:document-statistic meta:table-count="0" meta:image-count="0" meta:object-count="0" meta:page-count="4" meta:paragraph-count="29" meta:word-count="2592" meta:character-count="13493" meta:non-whitespace-character-count="10897"/>
    <meta:user-defined meta:name="Creator">TeX</meta:user-defined>
  </office:meta>
</office:document-meta>
</file>